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Compa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BooleanComparator( boolean true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Comparator.compare( Boolean v1 , Boolean v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